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90H47M05.444051S" calcext:value-type="time">
            <text:p>990:4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vatar dash abilit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16H13M31.305S" calcext:value-type="time">
            <text:p>16:1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08:30:32.0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7T09:42:09.896000000</dc:date>
    <meta:editing-duration>P43DT10H36M12S</meta:editing-duration>
    <meta:editing-cycles>1156</meta:editing-cycles>
    <meta:generator>LibreOffice/7.2.6.2$Windows_X86_64 LibreOffice_project/b0ec3a565991f7569a5a7f5d24fed7f52653d754</meta:generator>
    <meta:document-statistic meta:table-count="2" meta:cell-count="1464" meta:object-count="0"/>
  </office:meta>
</office:document-meta>
</file>